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language="en" fo:country="US"/>
    </style:style>
    <style:style style:name="P3" style:family="paragraph" style:parent-style-name="Standard" style:master-page-name="MP0">
      <style:paragraph-properties style:page-number="auto" fo:break-before="page"/>
      <style:text-properties style:font-name="Courier New"/>
    </style:style>
    <style:style style:name="P4" style:family="paragraph" style:parent-style-name="Standard"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ru" fo:country="RU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1">Требования к исходному коду лаб. работы 3 (Java)</text:p>
      <text:p text:style-name="P1"><text:s text:c="13"/>Pipeline</text:p>
      <text:p text:style-name="P1"><text:s/>┌────────────────────────────────────────┐</text:p>
      <text:p text:style-name="P1"><text:s/>│ <text:s text:c="8"/>┌─────────┐ <text:s text:c="19"/>│</text:p>
      <text:p text:style-name="P1"><text:s/>│ <text:s text:c="8"/>│ Manager │ <text:s text:c="19"/>│</text:p>
      <text:p text:style-name="P1"><text:s/>│ <text:s text:c="8"/>└─────────┘ <text:s text:c="19"/>│</text:p>
      <text:p text:style-name="P1"><text:s/>│┌──────┐ <text:s text:c="3"/>┌─────────┐ <text:s text:c="8"/>┌──────┐│</text:p>
      <text:p text:style-name="P1"><text:s/>││Reader├────┤ Executor├── ... ──┤Writer││</text:p>
      <text:p text:style-name="P1"><text:s/>│└──────┘ <text:s text:c="3"/>└─────────┘ <text:s text:c="8"/>└──────┘│</text:p>
      <text:p text:style-name="P1"><text:s/>└────────────────────────────────────────┘</text:p>
      <text:p text:style-name="P1"/>
      <text:p text:style-name="P1"/>
      <text:p text:style-name="P1">Код в main получает и проверяет аргументы командной строки (в args ровно один строковый литерал).</text:p>
      <text:p text:style-name="P1">После этого отдает этот аргумент (имя конфигурационного файла с определением конвейера) коду класса Manager (не важно, статическому методу или в конструктор).</text:p>
      <text:p text:style-name="P1">В этом конфиге должны быть определены:</text:p>
      <text:p text:style-name="P1">- имя входного файла, который должен быть открыт кодом Manager, а ссылку на открытый входной поток Manager должен передать Reader'у, для этого Reader должен был имлементировать интерфейс IReader (в котором пока единственный метод setInputStream)</text:p>
      <text:p text:style-name="P1">- имя конфигурационного файла для экземпляра Reader'а</text:p>
      <text:p text:style-name="P1">- имя выходного файла, который должен быть открыт кодом Manager, а ссылку на открытый выходной поток Manager должен передать Writer'у, для этого Writer должен был имлементировать интерфейс IWriter (в котором пока единственный метод setOutputStream)</text:p>
      <text:p text:style-name="P1">- имя конфигурационного файла для экземпляра Writer'а</text:p>
      <text:p text:style-name="P1">- канонические имена классов всех экзекьюторов вместе с именами их конфигурационных файлов,</text:p>
      <text:p text:style-name="P1">- порядок расстановки экзекьюторов на конвейере</text:p>
      <text:p text:style-name="P1"/>
      <text:p text:style-name="P1">Если разбор конфига (синтаксический только!) Manager'ом завершился успешно, то результат разбора в форме некоторого контейнера передается коду этого же класса, чтобы построить конвейер и сконфигурировать всех экзекьюторов, включая Reader и Writer'а.</text:p>
      <text:p text:style-name="P1">Код класса Manager сначала выполняет семантический разбор параметров из конфига, которые параметризуют конвейер/сессию этого приложения (если файл со входными данными, то он существует и открывается на чтение, если файл для результатов, то он тоже открывается, но для записи).</text:p>
      <text:p text:style-name="P1">Реализация семантического разбора может быть набором статических методов или методов экземпляра класса.</text:p>
      <text:p text:style-name="Standard"><text:span text:style-name="Основной_20_шрифт_20_абзаца"><text:span text:style-name="T1">Далее Manager конструирует (используя механизм интроспекции) и расставляет на конвейере всех экзекьюторов, включая Reader и Wr</text:span></text:span><text:span text:style-name="Основной_20_шрифт_20_абзаца"><text:span text:style-name="T1">iter'а.</text:span></text:span></text:p>
      <text:p text:style-name="Standard"><text:span text:style-name="Основной_20_шрифт_20_абзаца"><text:span text:style-name="T1">ВОТ ЗДЕСЬ существенное добавление: процедура знакомства </text:span></text:span><text:span text:style-name="Основной_20_шрифт_20_абзаца"><text:span text:style-name="T2">Provider</text:span></text:span><text:span text:style-name="Основной_20_шрифт_20_абзаца"><text:span text:style-name="T1">’а и </text:span></text:span><text:span text:style-name="Основной_20_шрифт_20_абзаца"><text:span text:style-name="T2">Consumer</text:span></text:span><text:span text:style-name="Основной_20_шрифт_20_абзаца"><text:span text:style-name="T1">’а теперь:</text:span></text:span></text:p>
      <text:p text:style-name="Standard"><text:span text:style-name="Основной_20_шрифт_20_абзаца"><text:span text:style-name="T1">1. требует согласования формата выходных данных </text:span></text:span><text:span text:style-name="Основной_20_шрифт_20_абзаца"><text:span text:style-name="T2">Provider</text:span></text:span><text:span text:style-name="Основной_20_шрифт_20_абзаца"><text:span text:style-name="T1">’а и формата входных данных </text:span></text:span><text:span text:style-name="Основной_20_шрифт_20_абзаца"><text:span text:style-name="T2">Consumer</text:span></text:span><text:span text:style-name="Основной_20_шрифт_20_абзаца"><text:span text:style-name="T1">’а. </text:span></text:span><text:span text:style-name="Основной_20_шрифт_20_абзаца"><text:span text:style-name="T2">Provider</text:span></text:span><text:span text:style-name="Основной_20_шрифт_20_абзаца"><text:span text:style-name="T1"> располагает списком поддерживаемых им форматов выходных данных. Это список он предоставляет своему </text:span></text:span><text:span text:style-name="Основной_20_шрифт_20_абзаца"><text:span text:style-name="T2">Consumer</text:span></text:span><text:span text:style-name="Основной_20_шрифт_20_абзаца"><text:span text:style-name="T1">’у. </text:span></text:span><text:span text:style-name="Основной_20_шрифт_20_абзаца"><text:span text:style-name="T2">Consumer</text:span></text:span><text:span text:style-name="Основной_20_шрифт_20_абзаца"><text:span text:style-name="T1">’ строит пересечение множества поддерживаемых </text:span></text:span><text:span text:style-name="Основной_20_шрифт_20_абзаца"><text:span text:style-name="T2">Provider</text:span></text:span><text:span text:style-name="Основной_20_шрифт_20_абзаца"><text:span text:style-name="T1">’ом форматов выходных данных и множества поддерживаемы </text:span></text:span><text:span text:style-name="Основной_20_шрифт_20_абзаца"><text:span text:style-name="T2">Consumer</text:span></text:span><text:span text:style-name="Основной_20_шрифт_20_абзаца"><text:span text:style-name="T1">’ом форматов входных данных. Если пересечение не пустое, то </text:span></text:span><text:span text:style-name="Основной_20_шрифт_20_абзаца"><text:span text:style-name="T2">Consumer</text:span></text:span><text:span text:style-name="Основной_20_шрифт_20_абзаца"><text:span text:style-name="T1"> выбирает из него один конкретный элемент (как каноническое имя типа данных) и передает его в качестве параметра в другой метод экземпляра </text:span></text:span><text:span text:style-name="Основной_20_шрифт_20_абзаца"><text:span text:style-name="T2">Provider</text:span></text:span><text:span text:style-name="Основной_20_шрифт_20_абзаца"><text:span text:style-name="T1">’а, таким образом оформив свою просьбу к </text:span></text:span><text:span text:style-name="Основной_20_шрифт_20_абзаца"><text:span text:style-name="T2">Provider</text:span></text:span><text:span text:style-name="Основной_20_шрифт_20_абзаца"><text:span text:style-name="T1">’у «дай мне посредника</text:span></text:span><text:span text:style-name="Основной_20_шрифт_20_абзаца"><text:span text:style-name="T3"> </text:span></text:span><text:span text:style-name="Основной_20_шрифт_20_абзаца"><text:span text:style-name="T2">(</text:span></text:span><text:span text:style-name="Основной_20_шрифт_20_абзаца"><text:span text:style-name="T3">аналог функции обратного вызова - колбека</text:span></text:span><text:span text:style-name="Основной_20_шрифт_20_абзаца"><text:span text:style-name="T2">)</text:span></text:span><text:span text:style-name="Основной_20_шрифт_20_абзаца"><text:span text:style-name="T1"> для получения твоих выходных данных вот в этом формате». </text:span></text:span><text:span text:style-name="Основной_20_шрифт_20_абзаца"><text:span text:style-name="T2">Provider</text:span></text:span><text:span text:style-name="Основной_20_шрифт_20_абзаца"><text:span text:style-name="T1"> вернет </text:span></text:span><text:span text:style-name="Основной_20_шрифт_20_абзаца"><text:span text:style-name="T2">Consumer</text:span></text:span><text:span text:style-name="Основной_20_шрифт_20_абзаца"><text:span text:style-name="T1">’у ссылку на экземпляр своего внутреннего (</text:span></text:span><text:span text:style-name="Основной_20_шрифт_20_абзаца"><text:span text:style-name="T2">inner</text:span></text:span><text:span text:style-name="Основной_20_шрифт_20_абзаца"><text:span text:style-name="T1">! А не статический </text:span></text:span><text:span text:style-name="Основной_20_шрифт_20_абзаца"><text:span text:style-name="T2">nested</text:span></text:span><text:span text:style-name="Основной_20_шрифт_20_абзаца"><text:span text:style-name="T1">!) класса как затребованного </text:span></text:span><text:span text:style-name="Основной_20_шрифт_20_абзаца"><text:span text:style-name="T2">Consumer</text:span></text:span><text:span text:style-name="Основной_20_шрифт_20_абзаца"><text:span text:style-name="T1">’ом посредника. </text:span></text:span><text:span text:style-name="Основной_20_шрифт_20_абзаца"><text:span text:style-name="T2">Consumer</text:span></text:span><text:span text:style-name="Основной_20_шрифт_20_абзаца"><text:span text:style-name="T1">’ сохраняет ссылку на этого посредника вместе с информацией о формате, который этот посредник обеспечит.</text:span></text:span><text:span text:style-name="Основной_20_шрифт_20_абзаца"><text:span text:style-name="T2"> </text:span></text:span><text:span text:style-name="Основной_20_шрифт_20_абзаца"><text:span text:style-name="T3">Тем самым, теперь </text:span></text:span><text:span text:style-name="Основной_20_шрифт_20_абзаца"><text:span text:style-name="T2">Consumer</text:span></text:span><text:span text:style-name="Основной_20_шрифт_20_абзаца"><text:span text:style-name="T3"> является активным действующим агентом, инциирующим транзакцию передачи ему очередного куска входных данных.</text:span></text:span></text:p>
      <text:p text:style-name="P1"/>
      <text:p text:style-name="P1">Наконец, <text:span text:style-name="Основной_20_шрифт_20_абзаца">Manager</text:span> инициирует работу конвейера, вызвав у Reader'а метод execute(null) (этот метод Reader должен реализовать вместе с остальными методами интерфейса IExecutor).</text:p>
      <text:p text:style-name="Standard"><text:span text:style-name="Основной_20_шрифт_20_абзаца"><text:span text:style-name="T1">В ходе работы конвейера (по-прежнему линейного) провайдер уведомляет своего единственного </text:span></text:span><text:span text:style-name="Основной_20_шрифт_20_абзаца"><text:span text:style-name="T2">Consumer'</text:span></text:span><text:span text:style-name="Основной_20_шрифт_20_абзаца"><text:span text:style-name="T1">а о наличии очередной порции выходных данных, вызывая метод execute(null) </text:span></text:span><text:span text:style-name="Основной_20_шрифт_20_абзаца"><text:span text:style-name="T2">Consumer'</text:span></text:span><text:span text:style-name="Основной_20_шрифт_20_абзаца"><text:span text:style-name="T1">а. Код этого метода, на стороне </text:span></text:span><text:span text:style-name="Основной_20_шрифт_20_абзаца"><text:span text:style-name="T2">Consumer'</text:span></text:span><text:span text:style-name="Основной_20_шрифт_20_абзаца"><text:span text:style-name="T1">а, дергает посредника и получает через него очередную порцию (копию) выходных данных своего провайдера.</text:span></text:span></text:p>
      <text:p text:style-name="P1">ДОБАВЛЕНИЯ:</text:p>
      <text:p text:style-name="P1">Экзекьютор получает от своего <text:span text:style-name="Основной_20_шрифт_20_абзаца"><text:span text:style-name="T4">Provider</text:span></text:span><text:span text:style-name="Основной_20_шрифт_20_абзаца">’а</text:span> входные данным в одном из поддерживаемых им входных форматов, потом сам эти входные данные конвертирует в тот формат, который ему нужен непосредственно для работы. И пишет экзекьютор свои результаты в свой приватный буфер всегда в одном и том же, только ему известном формате. А вот из этого приватного буфера уже код экземпляра его внутреннего класса<text:span text:style-name="T4"> (</text:span><text:span text:style-name="T5">но не код самого </text:span><text:span text:style-name="T4">экзекьютора!)</text:span> копирует эти результаты в формат, который затребовал <text:span text:style-name="Основной_20_шрифт_20_абзаца"><text:span text:style-name="T4">Consumer</text:span></text:span><text:span text:style-name="Основной_20_шрифт_20_абзаца"><text:span text:style-name="T5"> экзекютора</text:span></text:span>, и отдает этому <text:span text:style-name="Основной_20_шрифт_20_абзаца"><text:span text:style-name="T4">Consumer'</text:span></text:span>у построенную таким образом копию.</text:p>
      <text:p text:style-name="P1">Вопросы вида: как преобразовать массив с нечетным количеством байт в массив char'ов я предлагаю решать </text:p>
      <text:p text:style-name="P1">согласно принципа Мопертюи - Лагранжа: <text:s/>не мучиться, всегда ожидаем на входе массивы с четным количеством байт, т.е. в семантических парсерах всех компонент можно добавить ассерт на условие "BUF_SIZE четный".</text:p>
      <text:p text:style-name="P1"><text:span text:style-name="Основной_20_шрифт_20_абзаца"><text:span text:style-name="T1"/></text:span></text:p>
      <text:p text:style-name="Standard"><text:span text:style-name="Основной_20_шрифт_20_абзаца"><text:span text:style-name="T1">Если выходных данных у </text:span></text:span><text:span text:style-name="Основной_20_шрифт_20_абзаца"><text:span text:style-name="T2">Provider</text:span></text:span><text:span text:style-name="Основной_20_шрифт_20_абзаца"><text:span text:style-name="T1">’а больше нет, то его посредник вернет </text:span></text:span><text:span text:style-name="Основной_20_шрифт_20_абзаца"><text:span text:style-name="T2">Consumer</text:span></text:span><text:span text:style-name="Основной_20_шрифт_20_абзаца"><text:span text:style-name="T3">'</text:span></text:span><text:span text:style-name="Основной_20_шрифт_20_абзаца"><text:span text:style-name="T2">у</text:span></text:span><text:span text:style-name="Основной_20_шрифт_20_абзаца"><text:span text:style-name="T1"> </text:span></text:span><text:span text:style-name="Основной_20_шрифт_20_абзаца"><text:span text:style-name="T2">null</text:span></text:span><text:span text:style-name="Основной_20_шрифт_20_абзаца"><text:span text:style-name="T1">. Соответственно, такое сообщение доберется по стеку вызовов execute(null) до </text:span></text:span><text:span text:style-name="Основной_20_шрифт_20_абзаца"><text:span text:style-name="T2">Writer</text:span></text:span><text:span text:style-name="Основной_20_шрифт_20_абзаца"><text:span text:style-name="T1">’а. Последний запишет все, что у него накопилось к этому моменту,</text:span></text:span><text:span text:style-name="Основной_20_шрифт_20_абзаца"><text:span text:style-name="T1"> и на этом его работа в сессии закончилась. </text:span></text:span></text:p>
      <text:p text:style-name="P1">Работа конвейера завершается, когда Reader вернет управление из метода execute(null).</text:p>
      <text:p text:style-name="P1">Далее анализ кода возврата кодом Manager, он пишет что-то в лог (саксесс или были проблемы),</text:p>
      <text:p text:style-name="P1">и завершаем работу конвейера, закрывая потоки.</text:p>
      <text:p text:style-name="P1"/>
      <text:p text:style-name="P1">ОБЩИЕ ТРЕБОВАНИЯ ОСТАЮТСЯ ПРЕЖНИМИ</text:p>
      <text:p text:style-name="P1">Грамматика конфигов ВСЕХ КЛАССОВ должна быть оформлена в самостоятельные статические неизменяемые (final) контейнеры.</text:p>
      <text:p text:style-name="P1">В <text:s/>коде никаких волшебных строковых литералов и волшебных чисел.</text:p>
      <text:p text:style-name="P1">Код не кидает никаких исключений. Если их кинул какой-то метод из стандартных библиотек, то тут <text:s/>же обработать, выдав пользователю в консоли (позже - в лог) вразумительное сообщение (не стек трейс!).</text:p>
      <text:p text:style-name="P1"/>
      <text:p text:style-name="P1">СТРУКТУРА ПРОЕКТОВ</text:p>
      <text:p text:style-name="Standard"><text:span text:style-name="Основной_20_шрифт_20_абзаца"><text:span text:style-name="T1">В качестве итога работы четыре проекта (включать в </text:span></text:span><text:span text:style-name="Основной_20_шрифт_20_абзаца"><text:span text:style-name="T2">jar</text:span></text:span><text:span text:style-name="Основной_20_шрифт_20_абзаца"><text:span text:style-name="T1">- ники этих комп</text:span></text:span><text:span text:style-name="Основной_20_шрифт_20_абзаца"><text:span text:style-name="T1">онент инвариантный байт-код </text:span></text:span><text:span text:style-name="Основной_20_шрифт_20_абзаца"><text:span text:style-name="T2">interface</text:span></text:span><text:span text:style-name="Основной_20_шрифт_20_абзаца"><text:span text:style-name="T1">.</text:span></text:span><text:span text:style-name="Основной_20_шрифт_20_абзаца"><text:span text:style-name="T2">jar</text:span></text:span><text:span text:style-name="Основной_20_шрифт_20_абзаца"><text:span text:style-name="T1"> не нужно! Это может быть источником целого ряда проблем в последющем):</text:span></text:span></text:p>
      <text:p text:style-name="P1">1. Проект, в котором чистый Reader, включая классы парсеров его конфига (синтаксический и семантический), но никаких примесей менеджеров, экзекьюторов, райтеров.</text:p>
      <text:p text:style-name="P1"><text:s/>Это проект нужен для того, чтобы собрать в jar-файл реализацию этого компонента конвейера.</text:p>
      <text:p text:style-name="P1">2. Проект, в котором чистый Writer, включая классы парсеров его конфига (синтаксический и семантический), но никаких примесей менеджеров, экзекьюторов, ридеров.</text:p>
      <text:p text:style-name="P1"><text:s/>Это проект нужен для того, чтобы собрать в jar-файл реализацию этого компонента конвейера.</text:p>
      <text:p text:style-name="P1">3. Проект, в котором чистый Executor, включая классы парсеров его конфига (синтаксический и семантический), но никаких примесей менеджеров, ридеров, райтеров.</text:p>
      <text:p text:style-name="P1"><text:s/>Это проект нужен для того, чтобы собрать в jar-файл реализацию этого компонента конвейера.</text:p>
      <text:p text:style-name="P1">4. Проект, в котором чистый Manager конвейера, включая классы парсеров его конфига (синтаксический и семантический), но никаких примесей экзекьюторов, ридеров, райтеров.</text:p>
      <text:p text:style-name="P1"><text:s/>Это проект нужен для того, чтобы поместить в него jar-файлы с реализациями всех компонент конвейера и собрать конвейер.</text:p>
      <text:p text:style-name="P1">В этом проекте в структуре каталогов на том же уровне, что и каталог src:</text:p>
      <text:p text:style-name="P1">создать каталог artefacts, в который поместить три СВОИХ компоненты: reader.jar, executor.jar, writer.jar</text:p>
      <text:p text:style-name="P1">создать каталог libs, в который поместить три ЧЬИХ-то (очевидно, не своих) компоненты: XXXreader.jar, XXXexecutor.jar, XXXwriter.jar</text:p>
      <text:p text:style-name="P1">создать каталог configs, в который поместить четыре конфига конвейеров:</text:p>
      <text:p text:style-name="P1">1) конвейер, собранный только из своих компонент (из jar-ников reader.jar, executor.jar, writer.jar из каталога artefacts)</text:p>
      <text:p text:style-name="P1">2) конвейер, собранный из своих компонент за исключением Reader'а (ридер чужой из jar-ников каталога libs)</text:p>
      <text:p text:style-name="P1">3) конвейер, собранный из своих компонент за исключением Writer'а (райтер чужой из jar-ников каталога libs)</text:p>
      <text:p text:style-name="P1">4) конвейер, собранный из своих компонент с добавлением парочки чужих Executor'ов (к своим экзекьюторам прибавить чужие из jar-ников каталога libs)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Список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LA_Comp</meta:initial-creator>
    <meta:creation-date>2020-09-18T23:35:00Z</meta:creation-date>
    <dc:date>2020-12-11T21:52:25.65</dc:date>
    <meta:editing-cycles>3</meta:editing-cycles>
    <meta:editing-duration>PT11M38S</meta:editing-duration>
    <meta:document-statistic meta:table-count="0" meta:image-count="0" meta:object-count="0" meta:page-count="1" meta:paragraph-count="57" meta:word-count="1023" meta:character-count="7814"/>
    <meta:template xlink:type="simple" xlink:actuate="onRequest" xlink:title="" xlink:href="Normal"/>
  </office:meta>
</office:document-meta>
</file>